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fo:font-size="14pt" style:font-size-asian="14pt" style:font-size-complex="14pt"/>
    </style:style>
    <style:style style:name="P7"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ntrodução ao Git e Github - (Módulo 04)</text:span></text:p>
      <text:p text:style-name="P1"/>
      <text:p text:style-name="Standard"><text:span text:style-name="T1">Aula 01 - Entendendo o que é Git e sua importância</text:span></text:p>
      <text:p text:style-name="P1"/>
      <text:p text:style-name="Standard"><text:span text:style-name="T1">Sobre</text:span></text:p>
      <text:p text:style-name="P1"/>
      <text:p text:style-name="Standard"><text:span text:style-name="T2">O Git é um sistema de versionamento de código distribuído e foi criado por Linus Torvalds e sua equipe.</text:span></text:p>
      <text:p text:style-name="Standard"><text:span text:style-name="T2">“ O software não é um trabalho de um homem só, antes é um trabalho colaborativo”.</text:span></text:p>
      <text:p text:style-name="Standard"><text:span text:style-name="T2">O sistema LINUX por exemplo foi feito sobre estas bases de colaboratividade.</text:span></text:p>
      <text:p text:style-name="Standard"><text:span text:style-name="T2">Linus foi o idealizador e criador principal do Linux, porém ele possuía uma equipe em vários lugares do planeta que o ajudavam através do sistema colaborativo.</text:span></text:p>
      <text:p text:style-name="Standard"><text:span text:style-name="T2">Sendo assim, eles precisavam de um sistema para versionar estes códigos que fosse robusto o bastante para poderem conseguir mexer neles ao mesmo tempo. É justamente neste contexto que o Git vem para trazer uma enorme ajuda.</text:span></text:p>
      <text:p text:style-name="Standard"><text:span text:style-name="T2">Porque ele é um software de versionamento de código que nos ajudará a criar e monitorar as diferentes versões daquele código em questão.</text:span></text:p>
      <text:p text:style-name="P2"/>
      <text:p text:style-name="Standard"><text:span text:style-name="T2">Vale a pena ressaltar que embora a maioria dos cursos apresentem Git e Github juntos, incluindo neste, é bom deixar bem claro que eles não são a mesma coisa. Na verdade, eles são softwares diferentes que se complementam.</text:span></text:p>
      <text:p text:style-name="P2"/>
      <text:p text:style-name="Standard"><text:span text:style-name="T1">Benefícios de se aprender Git e Github juntos</text:span></text:p>
      <text:p text:style-name="P2"/>
      <text:list xml:id="list2877929604" text:style-name="WWNum1">
        <text:list-item>
          <text:p text:style-name="P3"><text:span text:style-name="T2">Controle de versão</text:span></text:p>
        </text:list-item>
        <text:list-item>
          <text:p text:style-name="P3"><text:span text:style-name="T2">Armazenamento em nuvem</text:span></text:p>
        </text:list-item>
        <text:list-item>
          <text:p text:style-name="P3"><text:span text:style-name="T2">Trabalho em equipe</text:span></text:p>
        </text:list-item>
        <text:list-item>
          <text:p text:style-name="P3"><text:soft-page-break/><text:span text:style-name="T2">Melhorar seu código</text:span></text:p>
        </text:list-item>
        <text:list-item>
          <text:p text:style-name="P3"><text:span text:style-name="T2">Reconhecimento</text:span></text:p>
        </text:list-item>
      </text:list>
      <text:p text:style-name="P6"/>
      <text:p text:style-name="P5"><text:span text:style-name="T2"><text:s/></text:span></text:p>
      <text:p text:style-name="P1"/>
      <text:p text:style-name="Standard"><text:span text:style-name="T1">Aula 02 - Navegação via command line Interface e instalação</text:span></text:p>
      <text:p text:style-name="P1"/>
      <text:p text:style-name="Standard"><text:span text:style-name="T1">Aula 2.1 - Comando básicos para um bom desempenho no terminal</text:span></text:p>
      <text:p text:style-name="P1"/>
      <text:p text:style-name="Standard"><text:span text:style-name="T1">O que vamos aprender?</text:span></text:p>
      <text:p text:style-name="P1"/>
      <text:p text:style-name="Standard"><text:span text:style-name="T2">Neste curso iremos aprender a utilizar o Git tal qual ele foi concebido, através do command line interface ou CLI.</text:span></text:p>
      <text:p text:style-name="Standard"><text:span text:style-name="T2">Dentre as operações principais que iremos aprender estão:</text:span></text:p>
      <text:p text:style-name="P1"/>
      <text:list xml:id="list2454332964" text:style-name="WWNum2">
        <text:list-item>
          <text:p text:style-name="P4"><text:span text:style-name="T2">Mudar de pastas</text:span></text:p>
        </text:list-item>
        <text:list-item>
          <text:p text:style-name="P4"><text:span text:style-name="T2">Listar as pastas</text:span></text:p>
        </text:list-item>
        <text:list-item>
          <text:p text:style-name="P4"><text:span text:style-name="T2">Criar pastas/ Arquivos</text:span></text:p>
        </text:list-item>
        <text:list-item>
          <text:p text:style-name="P4"><text:span text:style-name="T2">Deletar pastas / Arquivos</text:span></text:p>
        </text:list-item>
      </text:list>
      <text:p text:style-name="P6"/>
      <text:p text:style-name="P2"/>
      <text:p text:style-name="P2"/>
      <text:p text:style-name="Standard"><text:soft-page-break/><text:span text:style-name="T2">Dentro do terminal de comando, no Windows quando queremos listar as pastas que estão dentro daquele diretório que estamos situados no momento, acessamos o cmd e digitamos “dir.” O mesmo acontece nos sistemas Linux e Mac quando digitamos “LS”.</text:span></text:p>
      <text:p text:style-name="P2"/>
      <text:p text:style-name="Standard"><text:span text:style-name="T2">Para navegarmos para um local específico no sistema usamos em todos os sistemas operacionais o “cd /”, que fará a navegação dentro das pastas do sistema.</text:span></text:p>
      <text:p text:style-name="Standard"><text:span text:style-name="T2">Podemos acessar os sistemas da pasta windows por exemplo através de cd windows e depois dir.</text:span></text:p>
      <text:p text:style-name="Standard"><text:span text:style-name="T2">No linux podemos no terminal de comando acessar a respectiva pasta através do comando “cd etc e depois ls”.</text:span></text:p>
      <text:p text:style-name="Standard"><text:span text:style-name="T2">Quando queremos dentro do terminal ou cmd retroceder uma pasta anterior, digitamos “cd ..”. Vale lembrar que precisamos dar o espaço entre a letra e os pontos.</text:span></text:p>
      <text:p text:style-name="Standard"><text:span text:style-name="T2">Quando estamos usando o terminal podemos perceber que rapidamente a tela se torna bastante poluída, então podemos usar um comando para limpá-la, no windows este comando é o “ CLS” e no <text:s/>Linux o “clear” ou simplesmente utilizar o CTRL +L.</text:span></text:p>
      <text:p text:style-name="Standard"><text:span text:style-name="T2">Uma Tecla de atalho muito boa para usarmos no Windows é o cd w + tab, que fará ação de auto complete para nós, que irá identificar o nome da pasta e completar naquilo que estivermos escrevendo.</text:span></text:p>
      <text:p text:style-name="Standard"><text:span text:style-name="T2">Quando queremos criar uma pasta podemos usar o comando “ mkdir + nome da pasta” no windows. No linux o comando é o mesmo, porém, podemos ter de acessar as permissões antes para isso, digitamos “ sudo su” e depois digitamos o mesmo código “ mkdir + nome da pasta”.</text:span></text:p>
      <text:p text:style-name="P2"/>
      <text:p text:style-name="Standard"><text:span text:style-name="T2">Para criarmos um arquivo no windows usamos o código “echo”.</text:span></text:p>
      <text:p text:style-name="Standard"><text:span text:style-name="T2">Por exemplo, se quisermos criar um arquivo chamado “hello” dentro da nossa pasta, usamos o “echo hello &gt; hello.txt” e o arquivo será criado dentro do sistema.</text:span></text:p>
      <text:p text:style-name="Standard"><text:span text:style-name="T2">Para o Linux usamos exatamente o mesmo processo, com os mesmo códigos para criar um novo arquivo.</text:span></text:p>
      <text:p text:style-name="Standard"><text:span text:style-name="T2">Se quisermos deletar arquivos e apenas os arquivos deixando assim os a pasta intacta, podemos utilizar o comando “ del + nome da pasta “ no windows.</text:span></text:p>
      <text:p text:style-name="Standard"><text:span text:style-name="T2">Para remover toda a pasta, o repositório inteiro usamos o comando “ rmdir + nome da pasta + /s <text:s/>/q”. Frisando que o mais não entra no comando.</text:span></text:p>
      <text:p text:style-name="Standard"><text:span text:style-name="T2">Já para o Linux digitamos “ rm -rf + nome da pasta/” desta forma a pasta será deletada com todas as outras pastas que possam haver dentro dela e também com todos os arquivos.</text:span></text:p>
      <text:p text:style-name="Standard"><text:span text:style-name="T2"><text:s/></text:span></text:p>
      <text:p text:style-name="Standard"><text:span text:style-name="T1">Aula 2.2 - Fazendo a instalação do Git </text:span></text:p>
      <text:p text:style-name="P1"/>
      <text:p text:style-name="Standard"><text:span text:style-name="T2">Nesta aula apenas fizemos a instalação do Git.</text:span></text:p>
      <text:p text:style-name="P2"/>
      <text:p text:style-name="Standard"><text:soft-page-break/><text:span text:style-name="T1">Aula 3 - Entendendo como o Git funciona por baixo dos panos</text:span></text:p>
      <text:p text:style-name="P1"/>
      <text:p text:style-name="Standard"><text:span text:style-name="T1">Aula 3.1 - Tópicos fundamentais para entender o funcionamento do Git</text:span></text:p>
      <text:p text:style-name="P1"/>
      <text:p text:style-name="Standard"><text:span text:style-name="T1">Sobre </text:span></text:p>
      <text:p text:style-name="Standard"><text:span text:style-name="T2">Dentre os aspectos mais importantes temos 4 pontos no Git que são, </text:span><text:span text:style-name="T1">sha1, objetos fundamentais, sistema distribuído e segurança.</text:span></text:p>
      <text:p text:style-name="P1"/>
      <text:p text:style-name="Standard"><text:span text:style-name="T1">Sha </text:span></text:p>
      <text:p text:style-name="P1"/>
      <text:p text:style-name="Standard"><text:span text:style-name="T2">O Sha1 significa secure Hash Algorithm ( Algoritmo de Hash seguro), é um conjunto de funções Hash criptográficas projetadas pela NSA( Agência nacional de segurança dos EUA)</text:span><text:span text:style-name="T1">.</text:span></text:p>
      <text:p text:style-name="Standard"><text:span text:style-name="T2">A grosso modo é uma encriptação, um embaralhamento de dados muito especial no sistema garantindo assim a segurança.</text:span></text:p>
      <text:p text:style-name="Standard"><text:span text:style-name="T2">A encriptação gera um conjunto de caracteres identificador de 40 dígitos.</text:span></text:p>
      <text:p text:style-name="P2"/>
      <text:p text:style-name="Standard"><text:span text:style-name="T2">Os códigos utilizados pelo professor no Git Bash foram os seguintes: </text:span></text:p>
      <text:p text:style-name="Standard"><text:span text:style-name="T2">Primeiro ele abriu o Git Bash, após isso ele clicou na área de trabalho e com o botão direito ele selecionou ‘’Git bash here” o que selecionou a desktop para o bash.</text:span></text:p>
      <text:p text:style-name="Standard"><text:span text:style-name="T2">Após isso ele selecionou o arquivo que já tinha criado na área de trabalho e depois disso digitou o comando “openssl sha1 nome do arquivo” e ele foi criptografado.</text:span></text:p>
      <text:p text:style-name="P2"/>
      <text:p text:style-name="Standard"><text:span text:style-name="T2">Em seguida ele alterou o texto fonte, fazendo modificação em apenas uma simples vírgula e digitou novamente o código no terminal Bash, o que gerou um outro código de criptografia. </text:span></text:p>
      <text:p text:style-name="Standard"><text:span text:style-name="T2">Em seguida, ele voltou ao arquivo e mudou para a configuração original, acrescentando um ponto no lugar da vírgula, como era no princípio e digitou mais uma vez o código no terminal, assim o terminal mostrou o primeiro código ao invés de criar outro, pois reconheceu que se tratava de um arquivo já existente e conhecido.</text:span></text:p>
      <text:p text:style-name="P2"/>
      <text:p text:style-name="Standard"><text:span text:style-name="T1">Aula 3.2 - Objetos internos do Git </text:span></text:p>
      <text:p text:style-name="P1"><text:soft-page-break/></text:p>
      <text:p text:style-name="Standard"><text:span text:style-name="T2">Existem 3 objetos básicos de uso interno no Git que são os </text:span><text:span text:style-name="T1">blops, trees, commits.</text:span></text:p>
      <text:p text:style-name="P1"/>
      <text:p text:style-name="Standard"><text:span text:style-name="T1">Blop </text:span></text:p>
      <text:p text:style-name="P1"/>
      <text:p text:style-name="Standard"><text:span text:style-name="T2">O Git além de encriptar as informações para torná-las mais seguras também armazena os metadados dos objetos, a primeira forma que vimos de armazenar esses metadados foi o Blop.</text:span></text:p>
      <text:p text:style-name="P2"/>
      <text:p text:style-name="Standard"><text:span text:style-name="T1">Tree</text:span></text:p>
      <text:p text:style-name="P1"/>
      <text:p text:style-name="Standard"><text:span text:style-name="T2">As Trees armazenam blops dentro dela. O blop guarda apenas o </text:span><text:span text:style-name="T1">Sha</text:span><text:span text:style-name="T2"> daquele arquivo, porém, a tree guarda o sha, e também é responsável por armazenar o nome e toda a estrutura daquele arquivo bem como onde eles estão localizados.</text:span></text:p>
      <text:p text:style-name="Standard"><text:span text:style-name="T2">Vale frisar também que além de apontar para um blop, as trees também podem apontar para outras trees.</text:span></text:p>
      <text:p text:style-name="Standard"><text:span text:style-name="T2">Outra coisa importante também é que, quando mudamos sequer uma simples vírgula no arquivo que contém o blop, essa mudança também será realizada nas trees. De modo que elas estão intrinsecamente ligadas.</text:span></text:p>
      <text:p text:style-name="Standard"><text:span text:style-name="T2">Então basicamente os blops encapsulam diretórios que podem apontar para outros blops que também contém diretórios, que por sua vez poderão apontar para uma tree que pode apontar para um outro blop.</text:span></text:p>
      <text:p text:style-name="P2"/>
      <text:p text:style-name="Standard"><text:span text:style-name="T1">Commit </text:span></text:p>
      <text:p text:style-name="P1"/>
      <text:p text:style-name="Standard"><text:span text:style-name="T2">O commit é o objeto que irá juntar tudo, sendo o objeto mais importante de todos eles.</text:span></text:p>
      <text:p text:style-name="Standard"><text:span text:style-name="T2">Então o commit irá apontar para uma tree, um parente que é um outro commit, o nome do autor do commit, a mensagem comitada, apresenta o sha do arquivo em questão e o seu seu timestamp que é a data e o horário que aquela alteração, aquele commit foi feito.</text:span></text:p>
      <text:p text:style-name="P2"/>
      <text:p text:style-name="Standard"><text:span text:style-name="T1">Aula 3.3 - Chave SSH e Token</text:span></text:p>
      <text:p text:style-name="P1"/>
      <text:p text:style-name="Standard"><text:soft-page-break/><text:span text:style-name="T2">Em Agosto do ano passado o Git passou por mudanças para trazer melhorias em sua segurança que já era boa. </text:span></text:p>
      <text:p text:style-name="Standard"><text:span text:style-name="T2">Nesta mudança não podemos mais empurrar para o Github por exemplo, da mesma maneira, agora existe um processo mais seguro que é através das ssh e Token.</text:span></text:p>
      <text:p text:style-name="P1"/>
      <text:p text:style-name="Standard"><text:span text:style-name="T1">Chave ssh</text:span></text:p>
      <text:p text:style-name="P1"/>
      <text:p text:style-name="Standard"><text:span text:style-name="T2">A grosso modo a chave ssh é uma forma segura de encriptação de conectar duas máquinas, quando vamos conectar nossa máquina local ao servidor do GitHub por exemplo. Para isso iremos configurar nossa máquina como uma máquina segura para o Github, com duas chaves, sempre haverá uma chave pública e uma privada. Então pegamos essa chave pública, o ssh e a inserimos no Github, desta forma todo diretório que inserimos será aceito, permanecerá de maneira mais segura e faremos isso de maneira mais rápida, pois nem precisaremos fazer uso de senhas após havermos configurado as chaves.</text:span></text:p>
      <text:p text:style-name="Standard"><text:span text:style-name="T2">Para gerar a chave ssh primeiro temos que acessar a área de settings depois clicar na parte relacionada a essas chaves, e clicar em new ssh ou a aba que diz algo parecido em destaque.</text:span></text:p>
      <text:p text:style-name="Standard"><text:span text:style-name="T2">Depois temos que ir no nosso computador e através do terminal geramos essa chave.</text:span></text:p>
      <text:p text:style-name="Standard"><text:span text:style-name="T2">Dentro da aula foi explicado como instalar essas chaves e como configurar elas no Github.</text:span></text:p>
      <text:p text:style-name="P2"/>
      <text:p text:style-name="Standard"><text:span text:style-name="T1">Token de acesso pessoal</text:span></text:p>
      <text:p text:style-name="P1"/>
      <text:p text:style-name="Standard"><text:span text:style-name="T2">O token será pedido quando formos acessar a conta junto da senha e tem de ser guardado em local bastante seguro.</text:span></text:p>
      <text:p text:style-name="Standard"><text:span text:style-name="T2">É melhor se fazer a utilização do ssh, porém, esta é mais uma ferramenta de segurança que encontramos no Github.</text:span></text:p>
      <text:p text:style-name="Standard"><text:span text:style-name="T2">Na minha máquina toda vez que vou empurrar um arquivo para o Github estou tendo que usar o nome de usuário do Github e o Token como senha.</text:span></text:p>
      <text:p text:style-name="P2"/>
      <text:p text:style-name="Standard"><text:span text:style-name="T1">Aula 4 - Primeiros comandos no Git</text:span></text:p>
      <text:p text:style-name="P1"/>
      <text:p text:style-name="Standard"><text:span text:style-name="T2">A primeira dica dessa aula foi de lançar uma pasta que queremos trabalhar diretamente dentro do terminal, isso exclui a necessidade de navegar até aquela pasta por ele. Para isso basta entrarmos no local da pasta desejada e após isso clicar nela e selecionar para abrir com o terminal.</text:span></text:p>
      <text:p text:style-name="Standard"><text:span text:style-name="T2">Após criarmos a pasta, criamos uma nova pasta dentro dela chamada livro-receitas pelo próprio terminal com o código “mkdir livro-receitas”.</text:span></text:p>
      <text:p text:style-name="Standard"><text:span text:style-name="T2">Depois disso usamos o código “git init” para inicializar um versionamento de códigos dentro desta pasta.</text:span></text:p>
      <text:p text:style-name="Standard"><text:soft-page-break/><text:span text:style-name="T2">Dentro do terminal, não iremos conseguir visualizar uma pasta oculta como é o caso de quando usamos o git init para criar o versionamento de códigos, usando apenas o comando “ls” que lista o que está dentro de uma pasta, esses arquivos e pastas ocultas não aparecerão. Para isso temos de utilizar o comando “ls -a” que irá listar todos os arquivos ocultos dentro de uma pasta.</text:span></text:p>
      <text:p text:style-name="Standard"><text:span text:style-name="T2">Após isso foram realizadas as configurações básicas do git, para reconhecimento de autor dos commits bem como registro de todas as outras questões relacionadas.</text:span></text:p>
      <text:p text:style-name="Standard"><text:span text:style-name="T2">Para isso basta usarmos o seguinte comando: git config --global user.email “email da pessoa”</text:span></text:p>
      <text:p text:style-name="Standard"><text:span text:style-name="T2">Após isso basta digitar o comando: git config --global user.name + nome da pessoa.</text:span></text:p>
      <text:p text:style-name="P2"/>
      <text:p text:style-name="Standard"><text:span text:style-name="T1">Adicionando arquivos </text:span></text:p>
      <text:p text:style-name="P2"/>
      <text:p text:style-name="Standard"><text:span text:style-name="T2">No exercício do curso foi usado como criação de arquivo o tipo “Markdown” que usa um sistema parecido com as Tags Hs 1,2,3 .. etc do html5. Porém, no “Markdown” não usaremos as tags Hs, usaremos jogo da velha, <text:s/>#, se usarmos um jogo da velha, quer dizer que estaremos criando um título de nível 1, se usarmos ## estaremos usando o título de nível 2 e a cada hastag que usarmos a mais também iremos mudar o nível de título até o 6, como no Html5.</text:span></text:p>
      <text:p text:style-name="Standard"><text:span text:style-name="T2">Dentro de arquivos Md, Markdown, temos também a possibilidade de criar arquivos com escrita em negrito, para isso usamos **conteúdo a ser negritado** e o conteúdo ficará em negrito.</text:span></text:p>
      <text:p text:style-name="Standard"><text:span text:style-name="T2">Para tornar algo sublinhado usamos o comando: underline ( _ ), e digitamos na sequência.</text:span></text:p>
      <text:p text:style-name="Standard"><text:span text:style-name="T2">Depois de criarmos nossa receita no editor de texto, voltamos ao terminal de comando e começamos a utilizar os comandos agora para commitar ela dentro do Git.</text:span></text:p>
      <text:p text:style-name="Standard"><text:span text:style-name="T2">Para isso usamos o comando: git add * e depois o comando git commit -m “” com a escrita descritiva do que está sendo commitado dentro das aspas.</text:span></text:p>
      <text:p text:style-name="P2"/>
      <text:p text:style-name="Standard"><text:span text:style-name="T1">Aula 5 - Ciclo de Vida dos arquivos no Git</text:span></text:p>
      <text:p text:style-name="P1"/>
      <text:p text:style-name="Standard"><text:span text:style-name="T2">Nesta aula vimos de uma maneira mais aprofundada aquilo que foi realizado na aula passada. Começando pelo Git init, que cria um repositório dentro da pasta selecionada, geralmente com o nome .git nas páginas.</text:span></text:p>
      <text:p text:style-name="Standard"><text:span text:style-name="T2">Também vimos os conceitos de arquivos </text:span><text:span text:style-name="T1">untracked, unmodified, modified e staged. </text:span></text:p>
      <text:p text:style-name="Standard"><text:span text:style-name="T2">Quando no exercício criamos a lista de strogonoff, ele era um arquivo untracked, o git ainda não “sabia” da existência dele, a partir daí rodamos o comando git add que o transferiu direto para o staged. Que é a área onde acontece o trabalho em baixo dos panos, em uma analogia é a área do backstage, onde as pessoas se preparam com figurino, maquiagem e toda preparação e ficam aguardando para entrar no palco.</text:span></text:p>
      <text:p text:style-name="Standard"><text:span text:style-name="T2">O arquivo unmodified é quando temos um arquivo já presente, já criado dentro do git e quando nós fazemos alguma modificação dentro dele ele passa para modified, isso acontece porque o git quando realizamos a mudança gera um novo sha1 para ele e ele passa agr a entender como arquivo modificado.</text:span></text:p>
      <text:p text:style-name="Standard"><text:span text:style-name="T2">Quando rodarmos o comando git add novamente, este arquivo irá novamente para o staged.</text:span></text:p>
      <text:p text:style-name="Standard"><text:span text:style-name="T2">Se removermos um arquivo ele irá voltar para a área do untracked.</text:span></text:p>
      <text:p text:style-name="Standard"><text:soft-page-break/><text:span text:style-name="T2">O Staged após receber todos esses arquivos, lança através do commit os arquivos novamente para a área unmodified, é como se depois de pego e envelopado com todas as configurações que fizemos, o git pegasse e tirasse uma “foto” do commit daqueles arquivos e salva-se eles ali. Desta forma ele roda este ciclo dentro do git.</text:span></text:p>
      <text:p text:style-name="Standard"><text:span text:style-name="T2">Porque desta forma podemos continuar fazendo alterações no arquivo de maneira segura e que nos permitem trabalhar melhor.</text:span></text:p>
      <text:p text:style-name="P2"/>
      <text:p text:style-name="Standard"><text:span text:style-name="T1">Entendendo o repositório </text:span></text:p>
      <text:p text:style-name="P1"/>
      <text:p text:style-name="Standard"><text:span text:style-name="T2">Quando damos um commit, ele sai do nosso staged e vai direto para nosso repositório local que foi criado com o git init, a partir daí quando já temos um arquivo dentro de um repositório local, podemos empurrar ele para um repositório remoto, que é quando por exemplo subimos ele para o Github.</text:span></text:p>
      <text:p text:style-name="P2"/>
      <text:p text:style-name="Standard"><text:span text:style-name="T1">Comandos novos</text:span></text:p>
      <text:p text:style-name="P2"/>
      <text:p text:style-name="Standard"><text:span text:style-name="T2">Nesta aula também vimos o comando “git status” que mostra as alterações que foram realizadas e se há algo a ser commitado.</text:span></text:p>
      <text:p text:style-name="Standard"><text:span text:style-name="T2">Para transferir os arquivos de uma pasta para outra podemos usar o comando: mv + nome do arquivo ./ + nome da pasta/ .</text:span></text:p>
      <text:p text:style-name="Standard"><text:span text:style-name="T2">Após a nova pasta ter sido criada, demos um git status, que mostrou que haviam arquivos untracked, que foram os arquivos movidos do strogonoff e a nova pasta criada. Para adicionarmos eles, usamos o git add + strogonoff receitas/ que são o nome dos respectivos arquivos e eles foram movidos para o staged.</text:span></text:p>
      <text:p text:style-name="Standard"><text:span text:style-name="T2">Após isso criamos o arquivo readme, com o comando “echo &gt; README.md”.</text:span></text:p>
      <text:p text:style-name="Standard"><text:span text:style-name="T2">Depois disso usamos o comando git add novamente, porém com uma pequena diferença, usamos o comando: git add * que faz com que o arquivo com todas as mudanças dentro dele sejam levadas ao staged.</text:span></text:p>
      <text:p text:style-name="Standard"><text:span text:style-name="T2">Outro comando importante é o de voltar uma pasta, o que facilita bastante o trabalho, para isso usamos o comando: git ..</text:span></text:p>
      <text:p text:style-name="P2"/>
      <text:p text:style-name="Standard"><text:span text:style-name="T1">Aula 06 - Introdução ao Github</text:span></text:p>
      <text:p text:style-name="P1"/>
      <text:p text:style-name="Standard"><text:span text:style-name="T1">Trabalhando com Github</text:span></text:p>
      <text:p text:style-name="P1"/>
      <text:p text:style-name="Standard"><text:span text:style-name="T2">É interessante que usemos os mesmos e-mails na configuração do Git e no Github, para conseguirmos fazer algumas alterações de maneira mais organizada quando for preciso.</text:span></text:p>
      <text:p text:style-name="Standard"><text:soft-page-break/><text:span text:style-name="T2">Para verificarmos todas as configurações que realizamos dentro do Git usamos: git config -- list.</text:span></text:p>
      <text:p text:style-name="Standard"><text:span text:style-name="T2">Caso seja necessário fazer uma alteração de configuração no Git podemos usar o comando Git config --global --unset + configuração desejada. Neste caso do e-mail seria, git config --global --unset user.email.</text:span></text:p>
      <text:p text:style-name="Standard"><text:span text:style-name="T2">Para acrescentar novamente outro e-mail basta seguirmos os mesmos comandos e retirar o unset, e acrescentar “e-mail escolhido entre aspas desta forma”.</text:span></text:p>
      <text:p text:style-name="P2"/>
      <text:p text:style-name="Standard"><text:span text:style-name="T1">Adicionando o repositório local do Git no Repositório remoto do GitHub.</text:span></text:p>
      <text:p text:style-name="P1"/>
      <text:p text:style-name="Standard"><text:span text:style-name="T2">Para adicionar o repositório que está em nossa máquina, em nossa área de desenvolvimento, primeiro usamos o comando: git remote add origin + endereço da página do github onde o repositório será lançado.</text:span></text:p>
      <text:p text:style-name="Standard"><text:span text:style-name="T2">Para verificarmos o que temos cadastrado no repositório remoto, podemos no terminal do git usar o comando: git remote -v que ele listará aquilo que foi empurrado para o repositório remoto.</text:span></text:p>
      <text:p text:style-name="Standard"><text:span text:style-name="T2">Após isso usamos o comando: git push origin master. Obs: O master se refere ao ramo que encontramos atualmente. Na minha máquina só funcionou para empurrar os arquivos quando segui os passos direto da página do Github, porém são bem parecidos, os comandos são: git push -u origin master.</text:span></text:p>
      <text:p text:style-name="P2"/>
      <text:p text:style-name="Standard"><text:span text:style-name="T1">Aula 07 - Resolvendo conflitos</text:span></text:p>
      <text:p text:style-name="P1"/>
      <text:p text:style-name="Standard"><text:span text:style-name="T2">Esses conflitos acontecem por alguns motivos diferentes. Um deles é quando temos um arquivo em nossa máquina, em nosso dispositivo local e empurramos ele para o Github, a partir daí alguém vai e faz um git clone deste projeto para fazer uma contribuição, então agora este arquivo está alinhado com o nosso arquivo, porém, esta pessoa vai e começa a trabalhar no arquivo e finaliza aquilo que ela queria acrescentar, e empurra esse código para o Github antes de nós. </text:span></text:p>
      <text:p text:style-name="Standard"><text:span text:style-name="T2">Após isso, acabamos de fazer as modificações que também estávamos realizando do projeto e empurramos ele também, porém nesta hora o Github entenderá que o nosso projeto é uma versão mais antiga, pois a outra pessoa já empurrou uma versão com as atualizações dela dentro do github, então neste caso precisaremos copiar a versão atualizada daquela pessoa do projeto e depois disso inserir nossas alterações juntamente com aquelas. Porém ao fazer isso pode ocorrer o chamamos de erro de “merge”, geralmente quando se realizam 2 alterações na mesma linha de código e neste caso o github não fará nenhuma grande alteração, mas permitirá que a pessoa faça estas alterações de maneira manual, naquilo que está causando o conflito.</text:span></text:p>
      <text:p text:style-name="Standard"><text:span text:style-name="T2">Após isso ele aceitará que o projeto seja empurrado novamente.</text:span></text:p>
      <text:p text:style-name="P2"/>
      <text:p text:style-name="Standard"><text:span text:style-name="T2">No teste da aula quando fui empurrar o arquivo para o github percebi que no meu sistema só quando uso o comando: git push -u origin master, que ele consegue enviar meu arquivo.</text:span></text:p>
      <text:p text:style-name="P2"/>
      <text:p text:style-name="Standard"><text:span text:style-name="T2">Quando acontece o erro. Error: failed to push some refs to + endereço do repositório, usamos o seguinte código para resolver: git pull origin master ou git pull -u origin master.</text:span></text:p>
      <text:p text:style-name="Standard"><text:span text:style-name="T2">Isso puxará o repositório conflitante e fará com que possamos unificar os códigos.</text:span></text:p>
      <text:p text:style-name="Standard"><text:span text:style-name="T2">Quando o github encontra algum problema com uma linha específica do código ele não fará a unificação, porém, nos mostrará aquilo que está incorreto e poderemos então fazer a correção.</text:span></text:p>
      <text:p text:style-name="Standard"><text:soft-page-break/><text:span text:style-name="T2">Após isso é só adicionar ao staged novamente com o git add *, fazer o commit com o git commit -m “” e após isso empurrar novamente o código agora atualizado e revisado, com o comando: git push -u origin master, que ele irá adicionar o arquivo normalmente em nosso Github.</text:span></text:p>
      <text:p text:style-name="P2"/>
      <text:p text:style-name="Standard"><text:span text:style-name="T2">Após estes tópicos também aprendemos a clonar os códigos para que possamos analisar mais aberta e profundamente cada um deles. </text:span></text:p>
      <text:p text:style-name="Standard"><text:span text:style-name="T2">Para isso usamos o comando: git clone + endereço https do repositório que encontramos dentro da aba code em verde no repositório.</text:span></text:p>
      <text:p text:style-name="Standard"><text:span text:style-name="T2">Novamente após ter clonado o repositório, analisamos ele com o comando: ls -a, que mostra os arquivos que estão ocultos na pasta.</text:span></text:p>
      <text:p text:style-name="Standard"><text:span text:style-name="T2">Quando queremos ver o endereço, para onde ele está apontado no github, basta usarmos o comando: git remote -v.</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35" meta:word-count="3083" meta:character-count="17737" meta:non-whitespace-character-count="14783"/>
    <meta:generator>LibreOfficeDev/6.0.5.2$Linux_X86_64 LibreOffice_project/</meta:generator>
  </office:meta>
</office:document-meta>
</file>